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4" style:family="table">
      <style:table-properties style:width="16.99cm" fo:margin-left="0.021cm" table:align="left"/>
    </style:style>
    <style:style style:name="Tabla4.A" style:family="table-column">
      <style:table-column-properties style:column-width="16.99cm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officeooo:rsid="000aee09" officeooo:paragraph-rsid="000aee09" style:font-weight-asian="bold" style:font-weight-complex="bold"/>
    </style:style>
    <style:style style:name="P2" style:family="paragraph" style:parent-style-name="Standard">
      <style:text-properties fo:font-weight="bold" officeooo:rsid="000aee09" officeooo:paragraph-rsid="000b86ff" style:font-weight-asian="bold" style:font-weight-complex="bold"/>
    </style:style>
    <style:style style:name="P3" style:family="paragraph" style:parent-style-name="Standard">
      <style:text-properties fo:font-weight="bold" officeooo:rsid="000aee09" officeooo:paragraph-rsid="000b8cec" style:font-weight-asian="bold" style:font-weight-complex="bold"/>
    </style:style>
    <style:style style:name="P4" style:family="paragraph" style:parent-style-name="Standard">
      <style:text-properties fo:font-weight="bold" officeooo:rsid="000aee09" officeooo:paragraph-rsid="0011587a" style:font-weight-asian="bold" style:font-weight-complex="bold"/>
    </style:style>
    <style:style style:name="P5" style:family="paragraph" style:parent-style-name="Standard">
      <style:text-properties fo:font-weight="bold" officeooo:rsid="000aee09" officeooo:paragraph-rsid="00132a7d" style:font-weight-asian="bold" style:font-weight-complex="bold"/>
    </style:style>
    <style:style style:name="P6" style:family="paragraph" style:parent-style-name="Standard">
      <style:text-properties officeooo:rsid="000aee09" officeooo:paragraph-rsid="000aee09"/>
    </style:style>
    <style:style style:name="P7" style:family="paragraph" style:parent-style-name="Standard">
      <style:text-properties officeooo:rsid="000aee09" officeooo:paragraph-rsid="000b86ff"/>
    </style:style>
    <style:style style:name="P8" style:family="paragraph" style:parent-style-name="Standard">
      <style:text-properties officeooo:rsid="000aee09" officeooo:paragraph-rsid="000b8cec"/>
    </style:style>
    <style:style style:name="P9" style:family="paragraph" style:parent-style-name="Standard">
      <style:text-properties officeooo:rsid="000aee09" officeooo:paragraph-rsid="0011587a"/>
    </style:style>
    <style:style style:name="P10" style:family="paragraph" style:parent-style-name="Standard">
      <style:text-properties officeooo:rsid="000aee09" officeooo:paragraph-rsid="00132a7d"/>
    </style:style>
    <style:style style:name="P11" style:family="paragraph" style:parent-style-name="Standard">
      <style:text-properties officeooo:rsid="000aee09" officeooo:paragraph-rsid="0017bab4"/>
    </style:style>
    <style:style style:name="P12" style:family="paragraph" style:parent-style-name="Standard">
      <style:text-properties officeooo:paragraph-rsid="000aee09"/>
    </style:style>
    <style:style style:name="P13" style:family="paragraph" style:parent-style-name="Standard">
      <style:text-properties officeooo:paragraph-rsid="000b86ff"/>
    </style:style>
    <style:style style:name="P14" style:family="paragraph" style:parent-style-name="Standard">
      <style:text-properties officeooo:paragraph-rsid="000b8cec"/>
    </style:style>
    <style:style style:name="P15" style:family="paragraph" style:parent-style-name="Standard">
      <style:text-properties officeooo:paragraph-rsid="0011587a"/>
    </style:style>
    <style:style style:name="P16" style:family="paragraph" style:parent-style-name="Standard">
      <style:text-properties officeooo:paragraph-rsid="00132a7d"/>
    </style:style>
    <style:style style:name="P17" style:family="paragraph" style:parent-style-name="Standard">
      <style:text-properties officeooo:rsid="000b86ff" officeooo:paragraph-rsid="000b86ff"/>
    </style:style>
    <style:style style:name="P18" style:family="paragraph" style:parent-style-name="Standard">
      <style:text-properties officeooo:rsid="000b86ff" officeooo:paragraph-rsid="000aee09"/>
    </style:style>
    <style:style style:name="P19" style:family="paragraph" style:parent-style-name="Standard">
      <style:text-properties officeooo:rsid="000b86ff" officeooo:paragraph-rsid="0010560f"/>
    </style:style>
    <style:style style:name="P20" style:family="paragraph" style:parent-style-name="Standard">
      <style:text-properties officeooo:rsid="000b86ff" officeooo:paragraph-rsid="000e7c43"/>
    </style:style>
    <style:style style:name="P21" style:family="paragraph" style:parent-style-name="Standard">
      <style:text-properties officeooo:rsid="000b86ff" officeooo:paragraph-rsid="0011587a"/>
    </style:style>
    <style:style style:name="P22" style:family="paragraph" style:parent-style-name="Standard">
      <style:text-properties officeooo:rsid="000b86ff" officeooo:paragraph-rsid="00132a7d"/>
    </style:style>
    <style:style style:name="P23" style:family="paragraph" style:parent-style-name="Standard">
      <style:text-properties officeooo:rsid="0011587a" officeooo:paragraph-rsid="0011587a"/>
    </style:style>
    <style:style style:name="P24" style:family="paragraph" style:parent-style-name="Standard">
      <style:text-properties officeooo:rsid="0011587a" officeooo:paragraph-rsid="00132a7d"/>
    </style:style>
    <style:style style:name="P25" style:family="paragraph" style:parent-style-name="Standard">
      <style:text-properties officeooo:rsid="001528eb" officeooo:paragraph-rsid="001528eb" fo:background-color="#ffff00"/>
    </style:style>
    <style:style style:name="P26" style:family="paragraph" style:parent-style-name="Standard">
      <style:text-properties officeooo:rsid="000aee09" officeooo:paragraph-rsid="000b86ff" fo:background-color="#ffff00"/>
    </style:style>
    <style:style style:name="P27" style:family="paragraph" style:parent-style-name="Standard">
      <style:text-properties officeooo:rsid="000b8cec" officeooo:paragraph-rsid="000e7c43"/>
    </style:style>
    <style:style style:name="P28" style:family="paragraph" style:parent-style-name="Standard">
      <style:text-properties officeooo:rsid="000e7c43" officeooo:paragraph-rsid="000e7c43"/>
    </style:style>
    <style:style style:name="P29" style:family="paragraph" style:parent-style-name="Standard">
      <style:text-properties officeooo:rsid="000e7c43" officeooo:paragraph-rsid="0011587a"/>
    </style:style>
    <style:style style:name="P30" style:family="paragraph" style:parent-style-name="Standard">
      <style:text-properties officeooo:rsid="000e7c43" officeooo:paragraph-rsid="00132a7d"/>
    </style:style>
    <style:style style:name="P31" style:family="paragraph" style:parent-style-name="Standard">
      <style:paragraph-properties fo:background-color="#ffff00">
        <style:background-image/>
      </style:paragraph-properties>
      <style:text-properties fo:font-weight="bold" officeooo:rsid="000aee09" officeooo:paragraph-rsid="000aee09" style:font-weight-asian="bold" style:font-weight-complex="bold"/>
    </style:style>
    <style:style style:name="P32" style:family="paragraph" style:parent-style-name="Standard">
      <style:paragraph-properties fo:background-color="#ffff00">
        <style:background-image/>
      </style:paragraph-properties>
      <style:text-properties fo:font-weight="bold" officeooo:rsid="00168e06" officeooo:paragraph-rsid="00168e06" style:font-weight-asian="bold" style:font-weight-complex="bold"/>
    </style:style>
    <style:style style:name="P33" style:family="paragraph" style:parent-style-name="Standard">
      <style:paragraph-properties fo:background-color="#ffff00">
        <style:background-image/>
      </style:paragraph-properties>
      <style:text-properties officeooo:rsid="000aee09" officeooo:paragraph-rsid="00168e06"/>
    </style:style>
    <style:style style:name="P34" style:family="paragraph" style:parent-style-name="Standard">
      <style:paragraph-properties fo:background-color="#ffff00">
        <style:background-image/>
      </style:paragraph-properties>
      <style:text-properties officeooo:rsid="000aee09" officeooo:paragraph-rsid="0011587a"/>
    </style:style>
    <style:style style:name="P35" style:family="paragraph" style:parent-style-name="Standard">
      <style:paragraph-properties fo:background-color="#ffff00">
        <style:background-image/>
      </style:paragraph-properties>
      <style:text-properties officeooo:rsid="000e7c43" officeooo:paragraph-rsid="000e7c43"/>
    </style:style>
    <style:style style:name="P36" style:family="paragraph" style:parent-style-name="Standard">
      <style:paragraph-properties fo:background-color="#ffff00">
        <style:background-image/>
      </style:paragraph-properties>
      <style:text-properties fo:font-weight="normal" officeooo:rsid="00168e06" officeooo:paragraph-rsid="00168e06" style:font-weight-asian="normal" style:font-weight-complex="normal"/>
    </style:style>
    <style:style style:name="P37" style:family="paragraph" style:parent-style-name="Standard">
      <style:paragraph-properties fo:background-color="#ffff00">
        <style:background-image/>
      </style:paragraph-properties>
      <style:text-properties fo:font-weight="normal" officeooo:rsid="0017bab4" officeooo:paragraph-rsid="0017bab4" style:font-weight-asian="normal" style:font-weight-complex="normal"/>
    </style:style>
    <style:style style:name="P38" style:family="paragraph" style:parent-style-name="Standard">
      <style:paragraph-properties fo:background-color="#ffff00">
        <style:background-image/>
      </style:paragraph-properties>
      <style:text-properties officeooo:rsid="0017bab4" officeooo:paragraph-rsid="0017bab4"/>
    </style:style>
    <style:style style:name="P39" style:family="paragraph" style:parent-style-name="Standard">
      <style:paragraph-properties fo:background-color="#ffff00">
        <style:background-image/>
      </style:paragraph-properties>
      <style:text-properties officeooo:rsid="0018e96a" officeooo:paragraph-rsid="0018e96a"/>
    </style:style>
    <style:style style:name="P40" style:family="paragraph" style:parent-style-name="Text_20_body">
      <style:text-properties officeooo:paragraph-rsid="0017bab4"/>
    </style:style>
    <style:style style:name="P41" style:family="paragraph" style:parent-style-name="Standard">
      <style:paragraph-properties fo:background-color="#ffff00">
        <style:background-image/>
      </style:paragraph-properties>
      <style:text-properties officeooo:rsid="00168e06" officeooo:paragraph-rsid="00168e06"/>
    </style:style>
    <style:style style:name="P42" style:family="paragraph" style:parent-style-name="Standard">
      <style:paragraph-properties fo:background-color="#ffff00">
        <style:background-image/>
      </style:paragraph-properties>
      <style:text-properties fo:font-weight="normal" officeooo:rsid="00168e06" officeooo:paragraph-rsid="001a8982" style:font-weight-asian="normal" style:font-weight-complex="normal"/>
    </style:style>
    <style:style style:name="P43" style:family="paragraph" style:parent-style-name="Standard">
      <style:paragraph-properties fo:background-color="#ffff00">
        <style:background-image/>
      </style:paragraph-properties>
      <style:text-properties officeooo:rsid="000b86ff" officeooo:paragraph-rsid="001a8982"/>
    </style:style>
    <style:style style:name="P44" style:family="paragraph" style:parent-style-name="Standard">
      <style:paragraph-properties fo:background-color="#ffff00">
        <style:background-image/>
      </style:paragraph-properties>
      <style:text-properties officeooo:rsid="0017bab4" officeooo:paragraph-rsid="001a8982"/>
    </style:style>
    <style:style style:name="P45" style:family="paragraph" style:parent-style-name="Standard">
      <style:paragraph-properties fo:background-color="#ffff00">
        <style:background-image/>
      </style:paragraph-properties>
      <style:text-properties fo:font-weight="bold" officeooo:rsid="0017bab4" officeooo:paragraph-rsid="0017bab4" style:font-weight-asian="bold" style:font-weight-complex="bold"/>
    </style:style>
    <style:style style:name="P46" style:family="paragraph" style:parent-style-name="Standard">
      <style:paragraph-properties fo:background-color="#ffff00">
        <style:background-image/>
      </style:paragraph-properties>
      <style:text-properties officeooo:rsid="000aee09" officeooo:paragraph-rsid="0010560f"/>
    </style:style>
    <style:style style:name="P47" style:family="paragraph" style:parent-style-name="Standard">
      <style:text-properties officeooo:rsid="000b8cec" officeooo:paragraph-rsid="000b8cec"/>
    </style:style>
    <style:style style:name="P48" style:family="paragraph" style:parent-style-name="Standard">
      <style:text-properties officeooo:rsid="0011587a" officeooo:paragraph-rsid="0011587a"/>
    </style:style>
    <style:style style:name="P49" style:family="paragraph" style:parent-style-name="Standard">
      <style:text-properties officeooo:rsid="000b86ff" officeooo:paragraph-rsid="000b8cec"/>
    </style:style>
    <style:style style:name="P50" style:family="paragraph" style:parent-style-name="Standard">
      <style:text-properties officeooo:rsid="000b86ff" officeooo:paragraph-rsid="000aee09"/>
    </style:style>
    <style:style style:name="P51" style:family="paragraph" style:parent-style-name="Standard">
      <style:text-properties officeooo:rsid="000b86ff" officeooo:paragraph-rsid="000b86ff"/>
    </style:style>
    <style:style style:name="P52" style:family="paragraph" style:parent-style-name="Standard">
      <style:text-properties fo:font-weight="bold" officeooo:rsid="000aee09" officeooo:paragraph-rsid="001a8982" style:font-weight-asian="bold" style:font-weight-complex="bold"/>
    </style:style>
    <style:style style:name="P53" style:family="paragraph" style:parent-style-name="Standard">
      <style:text-properties fo:font-weight="bold" officeooo:rsid="000aee09" officeooo:paragraph-rsid="0010560f" style:font-weight-asian="bold" style:font-weight-complex="bold"/>
    </style:style>
    <style:style style:name="P54" style:family="paragraph" style:parent-style-name="Standard">
      <style:text-properties officeooo:rsid="000aee09" officeooo:paragraph-rsid="001a8982"/>
    </style:style>
    <style:style style:name="P55" style:family="paragraph" style:parent-style-name="Standard">
      <style:text-properties officeooo:rsid="000aee09" officeooo:paragraph-rsid="0010560f"/>
    </style:style>
    <style:style style:name="P56" style:family="paragraph" style:parent-style-name="Standard">
      <style:text-properties officeooo:rsid="000e7c43" officeooo:paragraph-rsid="001a8982"/>
    </style:style>
    <style:style style:name="P57" style:family="paragraph" style:parent-style-name="Standard">
      <style:text-properties officeooo:paragraph-rsid="001a8982"/>
    </style:style>
    <style:style style:name="P58" style:family="paragraph" style:parent-style-name="Standard">
      <style:text-properties officeooo:paragraph-rsid="0010560f"/>
    </style:style>
    <style:style style:name="P59" style:family="paragraph" style:parent-style-name="Standard">
      <style:paragraph-properties fo:margin-left="0.095cm" fo:margin-right="0cm" fo:text-indent="0cm" style:auto-text-indent="false" fo:background-color="#ffff00">
        <style:background-image/>
      </style:paragraph-properties>
      <style:text-properties officeooo:rsid="0017bab4" officeooo:paragraph-rsid="0010560f"/>
    </style:style>
    <style:style style:name="P60" style:family="paragraph" style:parent-style-name="Text_20_body">
      <style:text-properties officeooo:rsid="0017bab4" officeooo:paragraph-rsid="0017bab4"/>
    </style:style>
    <style:style style:name="T1" style:family="text">
      <style:text-properties officeooo:rsid="000aee0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ee09" style:font-weight-asian="bold" style:font-weight-complex="bold"/>
    </style:style>
    <style:style style:name="T4" style:family="text">
      <style:text-properties fo:font-weight="bold" officeooo:rsid="0017bab4" style:font-weight-asian="bold" style:font-weight-complex="bold"/>
    </style:style>
    <style:style style:name="T5" style:family="text">
      <style:text-properties fo:font-weight="bold" officeooo:rsid="001a8982" style:font-weight-asian="bold" style:font-weight-complex="bold"/>
    </style:style>
    <style:style style:name="T6" style:family="text">
      <style:text-properties fo:font-weight="bold" officeooo:rsid="0011587a" style:font-weight-asian="bold" style:font-weight-complex="bold"/>
    </style:style>
    <style:style style:name="T7" style:family="text">
      <style:text-properties officeooo:rsid="000b86f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b86ff" style:font-weight-asian="normal" style:font-weight-complex="normal"/>
    </style:style>
    <style:style style:name="T10" style:family="text">
      <style:text-properties fo:font-weight="normal" officeooo:rsid="000b8cec" style:font-weight-asian="normal" style:font-weight-complex="normal"/>
    </style:style>
    <style:style style:name="T11" style:family="text">
      <style:text-properties fo:font-weight="normal" officeooo:rsid="000bbb07" style:font-weight-asian="normal" style:font-weight-complex="normal"/>
    </style:style>
    <style:style style:name="T12" style:family="text">
      <style:text-properties fo:font-weight="normal" officeooo:rsid="0010560f" style:font-weight-asian="normal" style:font-weight-complex="normal"/>
    </style:style>
    <style:style style:name="T13" style:family="text">
      <style:text-properties fo:font-weight="normal" officeooo:rsid="0011587a" style:font-weight-asian="normal" style:font-weight-complex="normal"/>
    </style:style>
    <style:style style:name="T14" style:family="text">
      <style:text-properties fo:font-weight="normal" officeooo:rsid="00132a7d" style:font-weight-asian="normal" style:font-weight-complex="normal"/>
    </style:style>
    <style:style style:name="T15" style:family="text">
      <style:text-properties fo:font-weight="normal" officeooo:rsid="00168e06" style:font-weight-asian="normal" style:font-weight-complex="normal"/>
    </style:style>
    <style:style style:name="T16" style:family="text">
      <style:text-properties fo:font-weight="normal" officeooo:rsid="001a8982" style:font-weight-asian="normal" style:font-weight-complex="normal"/>
    </style:style>
    <style:style style:name="T17" style:family="text">
      <style:text-properties fo:font-weight="normal" officeooo:rsid="000d1b81" fo:background-color="#ffff00" style:font-weight-asian="normal" style:font-weight-complex="normal"/>
    </style:style>
    <style:style style:name="T18" style:family="text">
      <style:text-properties officeooo:rsid="000b8cec"/>
    </style:style>
    <style:style style:name="T19" style:family="text">
      <style:text-properties officeooo:rsid="000bbb07"/>
    </style:style>
    <style:style style:name="T20" style:family="text">
      <style:text-properties officeooo:rsid="000d1b81"/>
    </style:style>
    <style:style style:name="T21" style:family="text">
      <style:text-properties officeooo:rsid="0010560f"/>
    </style:style>
    <style:style style:name="T22" style:family="text">
      <style:text-properties officeooo:rsid="0011587a"/>
    </style:style>
    <style:style style:name="T23" style:family="text">
      <style:text-properties officeooo:rsid="00132a7d"/>
    </style:style>
    <style:style style:name="T24" style:family="text">
      <style:text-properties officeooo:rsid="00168e06" fo:background-color="#ffff00"/>
    </style:style>
    <style:style style:name="T25" style:family="text">
      <style:text-properties officeooo:rsid="00168e06"/>
    </style:style>
    <style:style style:name="T26" style:family="text">
      <style:text-properties officeooo:rsid="0016cec3"/>
    </style:style>
    <style:style style:name="T27" style:family="text">
      <style:text-properties officeooo:rsid="0017bab4"/>
    </style:style>
    <style:style style:name="T28" style:family="text">
      <style:text-properties officeooo:rsid="0018e96a"/>
    </style:style>
    <style:style style:name="T29" style:family="text">
      <style:text-properties officeooo:rsid="000e7c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-Las partes corregidas son aquellas subrayadas de amarillo.</text:p>
      <text:p text:style-name="P40"/>
      <table:table table:name="Tabla1" table:style-name="Tabla1">
        <table:table-column table:style-name="Tabla1.A"/>
        <table:table-row>
          <table:table-cell table:style-name="Tabla1.A1" office:value-type="string">
            <text:p text:style-name="P12"><text:span text:style-name="T3">Caso de uso: </text:span><text:span text:style-name="T1">añadir un contacto a la agenda.</text:span></text:p>
            <text:p text:style-name="P12"><text:span text:style-name="T3">Actor principal: </text:span><text:span text:style-name="T1">el administrativo.</text:span></text:p>
            <text:p text:style-name="P12"><text:span text:style-name="T3">Nivel: </text:span><text:span text:style-name="T1">usuario.</text:span></text:p>
            <text:p text:style-name="P12"><text:span text:style-name="T3">Ámbito:</text:span><text:span text:style-name="T1"> oficina.</text:span></text:p>
            <text:p text:style-name="P39"><text:span text:style-name="T4">Precondición</text:span><text:span text:style-name="T27">: Que exista una agenda , </text:span>este <text:span text:style-name="T27">vacía o no.</text:span> </text:p>
            <text:p text:style-name="P1">Escenario principal de éxito:</text:p>
            <text:p text:style-name="P6"><text:tab/>1. El usuario accederá a la opción del programa para añadir un nuevo contacto.</text:p>
            <text:p text:style-name="P6"><text:tab/>2. Añadirá un nuevo contacto escribiendo en sus correspondientes campos obligatorios.</text:p>
            <text:p text:style-name="P6"><text:tab/>3. El contacto se guardará de forma ordenada en un fichero binario, del cual forman parte el <text:tab/>resto de contactos.</text:p>
            <text:p text:style-name="P1">Escenarios alternativos:</text:p>
            <text:p text:style-name="P31"><text:s text:c="12"/><text:span text:style-name="T15">2.a Si el usuario no ha rellenado los campos obligatorios vuelve al paso 2.</text:span></text:p>
            <text:p text:style-name="P6"><text:tab/>2.<text:span text:style-name="T25">b</text:span> Si el usuario lo estima podrá añadir diversos campos opcionales al contacto.</text:p>
          </table:table-cell>
        </table:table-row>
      </table:table>
      <text:p text:style-name="P6"/>
      <table:table table:name="Tabla6" table:style-name="Tabla6">
        <table:table-column table:style-name="Tabla6.A"/>
        <table:table-row>
          <table:table-cell table:style-name="Tabla6.A1" office:value-type="string">
            <text:p text:style-name="P57"><text:span text:style-name="T3">Caso de uso: </text:span><text:span text:style-name="T11">buscar un usuario en la agenda.</text:span></text:p>
            <text:p text:style-name="P57"><text:span text:style-name="T3">Actor principal: </text:span><text:span text:style-name="T1">el administrativo.</text:span></text:p>
            <text:p text:style-name="P57"><text:span text:style-name="T3">Nivel: </text:span><text:span text:style-name="T1">usuario/tarea.</text:span></text:p>
            <text:p text:style-name="P57"><text:span text:style-name="T3">Ámbito:</text:span><text:span text:style-name="T1"> oficina.</text:span></text:p>
            <text:p text:style-name="P42"><text:span text:style-name="T2">Precondición</text:span>: Ninguna.</text:p>
            <text:p text:style-name="P52">Escenario principal de éxito:</text:p>
            <text:p text:style-name="P54"><text:s text:c="12"/>1. El usuario accederá a la opción del programa para <text:span text:style-name="T19">buscar</text:span> un nuevo contacto.</text:p>
            <text:p text:style-name="P54"><text:s text:c="12"/><text:span text:style-name="T25">2</text:span>. <text:span text:style-name="T20">Si el contacto se ha encontrado, se le mostrará toda la información disponible de este.</text:span></text:p>
            <text:p text:style-name="P56"><text:s text:c="12"/><text:span text:style-name="T25">3</text:span>. S<text:span text:style-name="T26">e le preguntara al</text:span> usuario <text:span text:style-name="T26">si </text:span>desea buscar otro <text:span text:style-name="T26">contacto</text:span>.</text:p>
            <text:p text:style-name="P52">Escenarios alternativos:</text:p>
            <text:p text:style-name="P43"><text:tab/><text:span text:style-name="T25">1.a </text:span><text:span text:style-name="T17">En caso de que el contacto no exista el usuario será avisado.</text:span></text:p>
          </table:table-cell>
        </table:table-row>
      </table:table>
      <text:p text:style-name="P57"/>
      <table:table table:name="Tabla2" table:style-name="Tabla2">
        <table:table-column table:style-name="Tabla2.A"/>
        <table:table-row>
          <table:table-cell table:style-name="Tabla2.A1" office:value-type="string">
            <text:p text:style-name="P13"><text:span text:style-name="T3">Caso de uso: </text:span><text:span text:style-name="T9">borrar</text:span><text:span text:style-name="T1"> un contacto a la agenda.</text:span></text:p>
            <text:p text:style-name="P13"><text:span text:style-name="T3">Actor principal: </text:span><text:span text:style-name="T1">el administrativo.</text:span></text:p>
            <text:p text:style-name="P13"><text:span text:style-name="T3">Nivel: </text:span><text:span text:style-name="T1">usuario.</text:span></text:p>
            <text:p text:style-name="P13"><text:span text:style-name="T3">Ámbito:</text:span><text:span text:style-name="T1"> oficina.</text:span></text:p>
            <text:p text:style-name="P32">Precondición:<text:span text:style-name="T8"> El contacto que se desea borrar debe existir.</text:span></text:p>
            <text:p text:style-name="P2">Escenario principal de éxito:</text:p>
            <text:p text:style-name="P7"><text:tab/>1. El usuario accederá a la opción del programa para <text:span text:style-name="T7">borrar </text:span>un contacto.</text:p>
            <text:p text:style-name="P7"><text:s text:c="12"/>2. <text:span text:style-name="T7">El programa buscará si dicho contacto existe.</text:span></text:p>
            <text:p text:style-name="P41"><text:s text:c="12"/>3. Pedir confirmación para borrar.</text:p>
            <text:p text:style-name="P17"><text:s text:c="12"/><text:span text:style-name="T25">4</text:span>. El contacto quedará totalmente eliminado del fichero.</text:p>
            <text:p text:style-name="P17"><text:s text:c="10"/></text:p>
            <text:p text:style-name="P2">Escenarios alternativos:</text:p>
            <text:p text:style-name="P7"><text:tab/><text:span text:style-name="T7">1.a Se le preguntará al usuario si desea seguir eliminando contactos.</text:span></text:p>
            <text:p text:style-name="P26"><text:s text:c="12"/><text:span text:style-name="T25">2.a Si el contacto no existe se avisará al usuario.</text:span></text:p>
            <text:p text:style-name="P25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4"><text:span text:style-name="T3">Caso de uso: </text:span><text:span text:style-name="T10">modificar</text:span><text:span text:style-name="T1"> un contacto de la agenda.</text:span></text:p>
            <text:p text:style-name="P14"><text:span text:style-name="T3">Actor principal: </text:span><text:span text:style-name="T1">el administrativo.</text:span></text:p>
            <text:p text:style-name="P14"><text:span text:style-name="T3">Nivel: </text:span><text:span text:style-name="T1">usuario.</text:span></text:p>
            <text:p text:style-name="P14"><text:span text:style-name="T3">Ámbito:</text:span><text:span text:style-name="T1"> oficina.</text:span></text:p>
            <text:p text:style-name="P32">Precondición:<text:span text:style-name="T8"> El contacto que se desea borrar debe existir.</text:span></text:p>
            <text:p text:style-name="P3">Escenario principal de éxito:</text:p>
            <text:p text:style-name="P8"><text:tab/>1. El usuario accederá a la opción del programa para <text:span text:style-name="T18">modificar</text:span> un contacto.</text:p>
            <text:p text:style-name="P8"><text:tab/>2. <text:span text:style-name="T7">El programa buscará si dicho contacto existe. </text:span></text:p>
            <text:p text:style-name="P8"><text:s text:c="12"/>3. <text:span text:style-name="T18">Se le mostrará la información del usuario.</text:span></text:p>
            <text:p text:style-name="P8"><text:s text:c="12"/><text:span text:style-name="T25">4. Se le preguntará al usuario si desea modificar un campo del contacto o reescribirlo entero.</text:span></text:p>
            <text:p text:style-name="P27"><text:s text:c="12"/><text:span text:style-name="T25">5</text:span>. Se le preguntará al usuario si desea modificar otro contacto.</text:p>
            <text:p text:style-name="P20"><text:tab/></text:p>
            <text:p text:style-name="P8"><text:span text:style-name="T2">Escenarios alternativos:</text:span><text:span text:style-name="T18"> <text:s/></text:span></text:p>
            <text:p text:style-name="P33"><text:s text:c="12"/><text:span text:style-name="T24">2.a Si el contacto no existe se avisará al usuario.</text:span></text:p>
            <text:p text:style-name="P35"><text:s text:c="12"/><text:span text:style-name="T25">4</text:span>.a <text:span text:style-name="T25">Se le preguntará si desea modificar otro campo.(Si el usuario ha elegido la opción de modificar solamente un campo).</text:span></text:p>
            <text:p text:style-name="P47"/>
          </table:table-cell>
        </table:table-row>
      </table:table>
      <text:p text:style-name="Text_20_body"/>
      <table:table table:name="Tabla4" table:style-name="Tabla4">
        <table:table-column table:style-name="Tabla4.A"/>
        <table:table-row>
          <table:table-cell table:style-name="Tabla4.A1" office:value-type="string">
            <text:p text:style-name="P49"><text:span text:style-name="T17"/></text:p>
          </table:table-cell>
        </table:table-row>
      </table:table>
      <table:table table:name="Tabla5" table:style-name="Tabla5">
        <table:table-column table:style-name="Tabla5.A"/>
        <table:table-header-rows>
          <table:table-row>
            <table:table-cell table:style-name="Tabla5.A1" office:value-type="string">
              <text:p text:style-name="P58"><text:span text:style-name="T3">Caso de uso: </text:span><text:span text:style-name="T12">ordenar la agenda de contactos</text:span><text:span text:style-name="T11">.</text:span></text:p>
              <text:p text:style-name="P58"><text:span text:style-name="T3">Actor principal: </text:span><text:span text:style-name="T1">el programa.</text:span></text:p>
              <text:p text:style-name="P58"><text:span text:style-name="T3">Nivel: </text:span><text:span text:style-name="T19">tarea.</text:span></text:p>
              <text:p text:style-name="P58"><text:span text:style-name="T3">Ámbito:</text:span><text:span text:style-name="T1"> oficina.</text:span></text:p>
              <text:p text:style-name="P45">Precondición: <text:span text:style-name="T8">Ninguna</text:span></text:p>
              <text:p text:style-name="P53">Escenario principal de éxito:</text:p>
              <text:p text:style-name="P55"><text:s text:c="12"/>1. <text:span text:style-name="T21">El método accederá a la lista de contactos.</text:span></text:p>
              <text:p text:style-name="P46"><text:s text:c="12"/><text:span text:style-name="T27">2. Comprobará si la lista está vacía.</text:span></text:p>
              <text:p text:style-name="P55"><text:tab/><text:span text:style-name="T27">3</text:span>. <text:span text:style-name="T21">Se irá comparando todos los contactos por su apellido para poder realizar la ordenación.</text:span></text:p>
              <text:p text:style-name="P53">Escenarios alternativos:</text:p>
              <text:p text:style-name="P59"><text:s text:c="11"/>2.a Si la lista está vacía el contacto se guardará sin necesidad de comparar saltándose el paso 3.</text:p>
            </table:table-cell>
          </table:table-row>
        </table:table-header-rows>
      </table:table>
      <text:p text:style-name="P58"/>
      <table:table table:name="Tabla7" table:style-name="Tabla7">
        <table:table-column table:style-name="Tabla7.A"/>
        <table:table-row>
          <table:table-cell table:style-name="Tabla7.A1" office:value-type="string">
            <text:p text:style-name="P57"><text:span text:style-name="T3">Caso de uso: </text:span><text:span text:style-name="T16">R</text:span><text:span text:style-name="T13">ealizar una copia de seguridad de la agenda.</text:span></text:p>
            <text:p text:style-name="P57"><text:span text:style-name="T3">Actor principal: </text:span><text:span text:style-name="T1">el administrativo.</text:span></text:p>
            <text:p text:style-name="P57"><text:span text:style-name="T3">Nivel: </text:span><text:span text:style-name="T1">usuario/tarea</text:span></text:p>
            <text:p text:style-name="P57"><text:span text:style-name="T3">Ámbito:</text:span><text:span text:style-name="T1"> oficina.</text:span></text:p>
            <text:p text:style-name="P44"><text:span text:style-name="T2">Precondición</text:span>: Que exista una agenda , <text:span text:style-name="T28">este </text:span>vacía o no.</text:p>
            <text:p text:style-name="P52">Escenario principal de éxito:</text:p>
            <text:p text:style-name="P54"><text:s text:c="12"/>1. El usuario accederá a la opción del programa para <text:span text:style-name="T22">realizar una copia de seguridad de la agenda.</text:span></text:p>
            <text:p text:style-name="P54"><text:s text:c="12"/><text:span text:style-name="T22">2. Se abrirá el fichero contenedor de la agenda de contactos.</text:span></text:p>
            <text:p text:style-name="P54"><text:span text:style-name="T29"><text:s text:c="12"/>3. Se volcará dicha información en otro fichero apartado en otra carpeta. Y nombrado según la fecha realizada.</text:span></text:p>
            <text:p text:style-name="P52">Escenarios alternativos:</text:p>
            <text:p text:style-name="P54"><text:span text:style-name="T7"><text:tab/>1.a En caso de que la agenda esté vacía se avisará al usuario.</text:span></text:p>
          </table:table-cell>
        </table:table-row>
      </table:table>
      <text:p text:style-name="P57"/>
      <text:p text:style-name="P57"/>
      <text:p text:style-name="P57"/>
      <text:p text:style-name="P57"><text:soft-page-break/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5"><text:span text:style-name="T3">Caso de uso: </text:span><text:span text:style-name="T16">R</text:span><text:span text:style-name="T13">estaurar una copia de seguridad.</text:span></text:p>
            <text:p text:style-name="P15"><text:span text:style-name="T3">Actor principal: </text:span><text:span text:style-name="T1">el administrativo.</text:span></text:p>
            <text:p text:style-name="P15"><text:span text:style-name="T3">Nivel: </text:span><text:span text:style-name="T1">usuario.</text:span></text:p>
            <text:p text:style-name="P15"><text:span text:style-name="T3">Ámbito:</text:span><text:span text:style-name="T1"> oficina.</text:span></text:p>
            <text:p text:style-name="P37"><text:span text:style-name="T2">Precondición:</text:span> Debe existir una copia de seguridad.</text:p>
            <text:p text:style-name="P4">Escenario principal de éxito:</text:p>
            <text:p text:style-name="P9"><text:s text:c="12"/>1. El usuario accederá a la opción del programa para <text:span text:style-name="T22">restaurar una copia de seguridad de la agenda</text:span>.<text:tab/></text:p>
            <text:p text:style-name="P23"><text:s text:c="12"/>2. Se realizará una copia de seguridad del estado actual de la agenda.</text:p>
            <text:p text:style-name="P34"><text:s text:c="12"/><text:span text:style-name="T27">3. Se mostrarán por pantalla las copias de seguridad existentes.</text:span></text:p>
            <text:p text:style-name="P11"><text:s text:c="12"/><text:span text:style-name="T27">4. Se elegirá una copia de seguridad de la cual restaurar.</text:span></text:p>
            <text:p text:style-name="P29"><text:s text:c="12"/><text:span text:style-name="T27">5</text:span>. Se eliminará <text:span text:style-name="T27">el contenido d</text:span>el fichero de la agenda actual.</text:p>
            <text:p text:style-name="P23"><text:s text:c="12"/><text:span text:style-name="T27">6</text:span>. Se volcará el fichero que contenga la copia de seguridad en el fichero principal de agenda.</text:p>
            <text:p text:style-name="P4">Escenarios alternativos:</text:p>
            <text:p text:style-name="P21"><text:tab/>1.a El usuario será avisado en caso de querer restaurar una copia de seguridad vacía.</text:p>
          </table:table-cell>
        </table:table-row>
      </table:table>
      <text:p text:style-name="P15"/>
      <text:p text:style-name="P15"/>
      <table:table table:name="Tabla9" table:style-name="Tabla9">
        <table:table-column table:style-name="Tabla9.A"/>
        <table:table-row>
          <table:table-cell table:style-name="Tabla9.A1" office:value-type="string">
            <text:p text:style-name="P16"><text:span text:style-name="T3">Caso de uso: </text:span><text:span text:style-name="T14">crear un documento imprimible de la agenda de contactos.</text:span></text:p>
            <text:p text:style-name="P16"><text:span text:style-name="T3">Actor principal: </text:span><text:span text:style-name="T1">el administrativo.</text:span></text:p>
            <text:p text:style-name="P16"><text:span text:style-name="T3">Nivel: </text:span><text:span text:style-name="T1">usuario.</text:span></text:p>
            <text:p text:style-name="P16"><text:span text:style-name="T3">Ámbito:</text:span><text:span text:style-name="T1"> oficina.</text:span></text:p>
            <text:p text:style-name="P38"><text:span text:style-name="T2">Precondición</text:span>: Que exista una agenda , <text:span text:style-name="T28">este </text:span>vacía o no.</text:p>
            <text:p text:style-name="P5">Escenario principal de éxito:</text:p>
            <text:p text:style-name="P10"><text:s text:c="12"/>1. El usuario accederá a la opción del programa para <text:span text:style-name="T23">imprimir la agenda de contactos.</text:span><text:tab/></text:p>
            <text:p text:style-name="P10"><text:s text:c="12"/><text:span text:style-name="T22">2. Se accederá al fichero contenedor de los contactos.</text:span></text:p>
            <text:p text:style-name="P30"><text:s text:c="12"/>3. Se portará a un formato HTML.</text:p>
            <text:p text:style-name="P24"><text:s text:c="12"/>4. Se guardará en dicho formato.</text:p>
            <text:p text:style-name="P5">Escenarios alternativos:</text:p>
            <text:p text:style-name="P22"><text:tab/>No hay.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loext:contextual-spacing="false"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PEREZ</meta:initial-creator>
    <meta:creation-date>2014-11-11T12:51:34</meta:creation-date>
    <dc:date>2014-11-16T17:44:38.171804495</dc:date>
    <meta:editing-duration>PT1H11M53S</meta:editing-duration>
    <meta:editing-cycles>16</meta:editing-cycles>
    <meta:generator>LibreOffice/4.1.3.2$Linux_X86_64 LibreOffice_project/410m0$Build-2</meta:generator>
    <meta:document-statistic meta:table-count="9" meta:image-count="0" meta:object-count="0" meta:page-count="3" meta:paragraph-count="101" meta:word-count="764" meta:character-count="5057" meta:non-whitespace-character-count="4014"/>
  </office:meta>
</office:document-meta>
</file>